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_32__20_Dots_20_1_20_Dash" draw:fill="none" draw:textarea-vertical-align="middle"/>
    </style:style>
    <style:style style:name="gr4" style:family="graphic" style:parent-style-name="objectwithoutfill">
      <style:graphic-properties svg:stroke-width="0.05cm" svg:stroke-color="#808000" draw:marker-start="Arrow" draw:marker-start-width="0.18cm" draw:marker-end="Arrow" draw:marker-end-width="0.18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="Arrow" draw:marker-start-width="0.18cm" draw:marker-end="Arrow" draw:marker-end-width="0.18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="" draw:marker-start-width="0.18cm" draw:marker-end="Arrow" draw:marker-end-width="0.18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3cm" fo:min-width="0cm"/>
    </style:style>
    <style:style style:name="gr9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000000" draw:marker-start="Arrow" draw:marker-start-width="0.18cm" draw:marker-end="Arrow" draw:marker-end-width="0.18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09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cm" svg:height="8cm" svg:x="3cm" svg:y="2.6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4cm" svg:y="3.674cm">
          <text:p text:style-name="P2"><text:span text:style-name="T1">SPI bridge -</text:span></text:p>
          <text:p text:style-name="P2"><text:span text:style-name="T1">cor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8cm" svg:y="3.674cm">
          <text:p text:style-name="P2"><text:span text:style-name="T1">PAR -</text:span></text:p>
          <text:p text:style-name="P2"><text:span text:style-name="T1">cor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6cm" svg:y="7.674cm">
          <text:p text:style-name="P2"><text:span text:style-name="T1">Triple buffer - </text:span></text:p>
          <text:p text:style-name="P2"><text:span text:style-name="T1">core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5cm" svg:y1="2.074cm" svg:x2="7.5cm" svg:y2="6.474cm">
          <text:p/>
        </draw:line>
        <draw:line draw:style-name="gr4" draw:text-style-name="P1" draw:layer="layout" svg:x1="9.4cm" svg:y1="3.674cm" svg:x2="9.4cm" svg:y2="1.674cm">
          <text:p/>
        </draw:line>
        <draw:line draw:style-name="gr5" draw:text-style-name="P1" draw:layer="layout" svg:x1="7.478cm" svg:y1="9.674cm" svg:x2="7.5cm" svg:y2="11.337cm">
          <text:p/>
        </draw:line>
        <draw:line draw:style-name="gr6" draw:text-style-name="P1" draw:layer="layout" svg:x1="5.5cm" svg:y1="6.674cm" svg:x2="5.5cm" svg:y2="5.674cm">
          <text:p/>
        </draw:line>
        <draw:line draw:style-name="gr4" draw:text-style-name="P1" draw:layer="layout" svg:x1="5.5cm" svg:y1="3.674cm" svg:x2="5.5cm" svg:y2="1.674cm">
          <text:p/>
        </draw:line>
        <draw:frame draw:style-name="gr7" draw:text-style-name="P3" draw:layer="layout" svg:width="1.586cm" svg:height="0.839cm" svg:x="6.7cm" svg:y="11.337cm">
          <draw:text-box>
            <text:p text:style-name="P3"><text:span text:style-name="T2">PCP</text:span></text:p>
          </draw:text-box>
        </draw:frame>
        <draw:frame draw:style-name="gr8" draw:text-style-name="P4" draw:layer="layout" svg:width="0.989cm" svg:height="0.663cm" svg:x="7.483cm" svg:y="10.674cm">
          <draw:text-box>
            <text:p><text:span text:style-name="T1">Ma</text:span></text:p>
          </draw:text-box>
        </draw:frame>
        <draw:frame draw:style-name="gr8" draw:text-style-name="P4" draw:layer="layout" svg:width="0.989cm" svg:height="0.663cm" svg:x="5.611cm" svg:y="5.674cm">
          <draw:text-box>
            <text:p><text:span text:style-name="T1">Ma</text:span></text:p>
          </draw:text-box>
        </draw:frame>
        <draw:frame draw:style-name="gr8" draw:text-style-name="P4" draw:layer="layout" svg:width="0.989cm" svg:height="0.663cm" svg:x="9.4cm" svg:y="5.711cm">
          <draw:text-box>
            <text:p><text:span text:style-name="T1">Ma</text:span></text:p>
          </draw:text-box>
        </draw:frame>
        <draw:frame draw:style-name="gr8" draw:text-style-name="P4" draw:layer="layout" svg:width="0.811cm" svg:height="0.663cm" svg:x="7.489cm" svg:y="9.611cm">
          <draw:text-box>
            <text:p><text:span text:style-name="T1">Sl</text:span></text:p>
          </draw:text-box>
        </draw:frame>
        <draw:line draw:style-name="gr9" draw:text-style-name="P1" draw:layer="layout" svg:x1="5.5cm" svg:y1="6.674cm" svg:x2="9.4cm" svg:y2="6.674cm">
          <text:p/>
        </draw:line>
        <draw:line draw:style-name="gr4" draw:text-style-name="P1" draw:layer="layout" svg:x1="9.908cm" svg:y1="11.274cm" svg:x2="9.008cm" svg:y2="11.274cm">
          <text:p/>
        </draw:line>
        <draw:line draw:style-name="gr10" draw:text-style-name="P1" draw:layer="layout" svg:x1="9.908cm" svg:y1="11.874cm" svg:x2="9.008cm" svg:y2="11.874cm">
          <text:p/>
        </draw:line>
        <draw:frame draw:style-name="gr7" draw:text-style-name="P4" draw:layer="layout" svg:width="1.713cm" svg:height="0.64cm" svg:x="9.808cm" svg:y="10.874cm">
          <draw:text-box>
            <text:p><text:span text:style-name="T1">I/O pins</text:span></text:p>
          </draw:text-box>
        </draw:frame>
        <draw:frame draw:style-name="gr11" draw:text-style-name="P4" draw:layer="layout" svg:width="2.592cm" svg:height="0.64cm" svg:x="9.808cm" svg:y="11.514cm">
          <draw:text-box>
            <text:p><text:span text:style-name="T1">Internal bus</text:span></text:p>
          </draw:text-box>
        </draw:frame>
        <draw:line draw:style-name="gr6" draw:text-style-name="P1" draw:layer="layout" svg:x1="9.4cm" svg:y1="6.674cm" svg:x2="9.4cm" svg:y2="5.674cm">
          <text:p/>
        </draw:line>
        <draw:line draw:style-name="gr6" draw:text-style-name="P1" draw:layer="layout" svg:x1="7.5cm" svg:y1="6.674cm" svg:x2="7.5cm" svg:y2="7.674cm">
          <text:p/>
        </draw:line>
        <draw:frame draw:style-name="gr8" draw:text-style-name="P4" draw:layer="layout" svg:width="0.811cm" svg:height="0.663cm" svg:x="7.5cm" svg:y="7.111cm">
          <draw:text-box>
            <text:p><text:span text:style-name="T1">Sl</text:span></text:p>
          </draw:text-box>
        </draw:frame>
        <draw:frame draw:style-name="gr7" draw:text-style-name="P3" draw:layer="layout" svg:width="3.106cm" svg:height="0.839cm" svg:x="5.994cm" svg:y="1.261cm">
          <draw:text-box>
            <text:p text:style-name="P3"><text:span text:style-name="T2">Applic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7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2T14:23:28.56</meta:creation-date>
    <dc:date>2014-01-17T14:55:52.941000000</dc:date>
    <meta:editing-duration>PT6H9M50S</meta:editing-duration>
    <meta:editing-cycles>7</meta:editing-cycles>
    <meta:generator>LibreOffice/4.1.4.2$Windows_x86 LibreOffice_project/0a0440ccc0227ad9829de5f46be37cfb6edcf72</meta:generator>
    <meta:document-statistic meta:object-count="23"/>
  </office:meta>
</office:document-meta>
</file>